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1B42268A.png"/>
  <manifest:file-entry manifest:media-type="image/png" manifest:full-path="Pictures/100000000000032000000258AE45E8A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867cm"/>
    </style:style>
    <style:style style:name="gr2" style:family="graphic">
      <style:graphic-properties style:protect="size"/>
    </style:style>
    <style:style style:name="pr1" style:family="presentation" style:parent-style-name="lyt-roundedrect-subtitle">
      <style:graphic-properties draw:fill-color="#ffffff" fo:min-height="17.935cm"/>
    </style:style>
    <style:style style:name="pr2" style:family="presentation" style:parent-style-name="lyt-roundedrect-notes">
      <style:graphic-properties draw:fill-color="#ffffff" draw:auto-grow-height="true" fo:min-height="12.572cm"/>
    </style:style>
    <style:style style:name="pr3" style:family="presentation" style:parent-style-name="lyt-roundedrect-title">
      <style:graphic-properties fo:min-height="3.506cm"/>
    </style:style>
    <style:style style:name="pr4" style:family="presentation" style:parent-style-name="lyt-roundedrect-subtitle">
      <style:graphic-properties draw:fill-color="#ffffff" fo:min-height="13.859cm"/>
    </style:style>
    <style:style style:name="pr5" style:family="presentation" style:parent-style-name="lyt-roundedrect-notes">
      <style:graphic-properties draw:fill-color="#ffffff" fo:min-height="12.572cm"/>
    </style:style>
    <style:style style:name="pr6" style:family="presentation" style:parent-style-name="lyt-roundedrect-title">
      <style:graphic-properties fo:min-height="3.256cm"/>
    </style:style>
    <style:style style:name="pr7" style:family="presentation" style:parent-style-name="lyt-roundedrect-subtitle">
      <style:graphic-properties draw:fill-color="#ffffff" fo:min-height="13.609cm"/>
    </style:style>
    <style:style style:name="pr8" style:family="presentation" style:parent-style-name="lyt-roundedrect-notes">
      <style:graphic-properties draw:fill-color="#ffffff" fo:min-height="12.322cm"/>
    </style:style>
    <style:style style:name="pr9" style:family="presentation" style:parent-style-name="lyt-roundedrect-title">
      <style:graphic-properties draw:auto-grow-height="true" fo:min-height="3.506cm"/>
    </style:style>
    <style:style style:name="pr10" style:family="presentation" style:parent-style-name="lyt-roundedrect-subtitle">
      <style:graphic-properties draw:fill-color="#ffffff" draw:auto-grow-height="true" fo:min-height="13.859cm"/>
    </style:style>
    <style:style style:name="pr11" style:family="presentation" style:parent-style-name="lyt-roundedrect-outline1">
      <style:graphic-properties fo:min-height="13.859cm"/>
    </style:style>
    <style:style style:name="pr12" style:family="presentation" style:parent-style-name="lyt-roundedrect-outline1">
      <style:graphic-properties fo:min-height="13.609cm"/>
    </style:style>
    <style:style style:name="P1" style:family="paragraph">
      <style:paragraph-properties fo:margin-left="0cm" fo:margin-right="0cm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32">
        <draw:frame presentation:style-name="pr1" draw:layer="layout" svg:width="23cm" svg:height="17.935cm" svg:x="1cm" svg:y="0.837cm" presentation:class="subtitle" presentation:user-transformed="true">
          <draw:text-box>
            <text:p>How to setup a Drupal Development Environment for Windows</text:p>
          </draw:text-box>
        </draw:frame>
        <draw:frame draw:style-name="gr1" draw:layer="layout" svg:width="8.255cm" svg:height="2.387cm" svg:x="15.24cm" svg:y="18.415cm">
          <draw:text-box>
            <text:p>John Fiala</text:p>
            <text:p><text:a xlink:href="mailto:jcfiala@gmail.com">jcfiala@gmail.com</text:a></text:p>
            <text:p>Developer</text:p>
          </draw:text-box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0">
        <draw:frame presentation:style-name="pr3" draw:layer="layout" svg:width="23cm" svg:height="3.506cm" svg:x="1cm" svg:y="0.837cm" presentation:class="title">
          <draw:text-box>
            <text:p>Welcome to Drupal!</text:p>
          </draw:text-box>
        </draw:frame>
        <draw:frame presentation:style-name="pr4" draw:layer="layout" svg:width="22.6cm" svg:height="13.859cm" svg:x="1.4cm" svg:y="4.914cm" presentation:class="subtitle" presentation:user-transformed="true">
          <draw:text-box>
            <text:p>Whether you're trying out development, theming, or just playing with a site, its possible to get a lot done on a Windows machine.</text:p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0">
        <draw:frame presentation:style-name="pr6" draw:layer="layout" svg:width="23cm" svg:height="3.256cm" svg:x="1cm" svg:y="0.962cm" presentation:class="title">
          <draw:text-box>
            <text:p>Have a Handout!</text:p>
          </draw:text-box>
        </draw:frame>
        <draw:frame presentation:style-name="pr7" draw:layer="layout" svg:width="22.6cm" svg:height="13.609cm" svg:x="1.4cm" svg:y="5.039cm" presentation:class="subtitle">
          <draw:text-box>
            <text:p>I've got handouts here, or you can download one from the session at http://dcco.us/n/100 and follow along there</text:p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2T0">
        <draw:frame presentation:style-name="pr9" draw:layer="layout" svg:width="23cm" svg:height="3.506cm" svg:x="1cm" svg:y="0.837cm" presentation:class="title">
          <draw:text-box>
            <text:p>Download or CD?</text:p>
          </draw:text-box>
        </draw:frame>
        <draw:frame presentation:style-name="pr10" draw:text-style-name="P1" draw:layer="layout" svg:width="22.6cm" svg:height="13.859cm" svg:x="1.4cm" svg:y="4.914cm" presentation:class="subtitle">
          <draw:text-box>
            <text:list text:style-name="L1">
              <text:list-header>
                <text:p text:style-name="P1">If you're having trouble downloading anything, I've got a lot of resources on CD – Just ask for one!</text:p>
              </text:list-header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3T1">
        <draw:frame presentation:style-name="pr3" draw:layer="layout" svg:width="23cm" svg:height="3.506cm" svg:x="1cm" svg:y="0.837cm" presentation:class="title">
          <draw:text-box>
            <text:p>Easy or Flexible?</text:p>
          </draw:text-box>
        </draw:frame>
        <draw:frame presentation:style-name="pr11" draw:layer="layout" svg:width="22.6cm" svg:height="14.478cm" svg:x="1.4cm" svg:y="4.914cm" presentation:class="outline" presentation:user-transformed="true">
          <draw:text-box>
            <text:list text:style-name="L2">
              <text:list-item>
                <text:p>Acquia Drupal is Easy – just run the installer</text:p>
                <text:list>
                  <text:list-item>
                    <text:p>Drupal 6 Only</text:p>
                  </text:list-item>
                  <text:list-item>
                    <text:p>Many Common Modules Included</text:p>
                  </text:list-item>
                  <text:list-item>
                    <text:p>But in modules/acquia, not sites/all/modules</text:p>
                  </text:list-item>
                </text:list>
              </text:list-item>
              <text:list-item>
                <text:p>WAMP is more general</text:p>
                <text:list>
                  <text:list-item>
                    <text:p>General PHP, not Drupal specific</text:p>
                  </text:list-item>
                  <text:list-item>
                    <text:p>Drupal 6 or &amp;</text:p>
                  </text:list-item>
                  <text:list-item>
                    <text:p>But more comple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3T1">
        <draw:frame presentation:style-name="pr3" draw:layer="layout" svg:width="23cm" svg:height="3.506cm" svg:x="1cm" svg:y="0.837cm" presentation:class="title">
          <draw:text-box>
            <text:p>Acquia Drupal</text:p>
          </draw:text-box>
        </draw:frame>
        <draw:frame presentation:style-name="pr11" draw:layer="layout" svg:width="22.6cm" svg:height="13.859cm" svg:x="1.4cm" svg:y="4.914cm" presentation:class="outline" presentation:user-transformed="true">
          <draw:text-box>
            <text:list text:style-name="L2">
              <text:list-item>
                <text:p>Go to <text:a xlink:href="http://acquia.com/products-services/acquia-drupal">http://acquia.com/products-services/acquia-drupal</text:a> or just search for “Acquia Drupal”</text:p>
              </text:list-item>
              <text:list-item>
                <text:p>Follow the Download Links, Choose your OS, and Go!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3T1">
        <draw:frame presentation:style-name="pr3" draw:layer="layout" svg:width="23cm" svg:height="3.506cm" svg:x="1cm" svg:y="0.837cm" presentation:class="title">
          <draw:text-box>
            <text:p>Ask Me for Help</text:p>
          </draw:text-box>
        </draw:frame>
        <draw:frame presentation:style-name="pr11" draw:layer="layout" svg:width="22.6cm" svg:height="13.859cm" svg:x="1.4cm" svg:y="4.914cm" presentation:class="outline">
          <draw:text-box>
            <text:list text:style-name="L2">
              <text:list-item>
                <text:p>That's what I'm here for. :)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3T1">
        <draw:frame presentation:style-name="pr6" draw:layer="layout" svg:width="23cm" svg:height="3.256cm" svg:x="1cm" svg:y="0.962cm" presentation:class="title">
          <draw:text-box>
            <text:p>Session Survey</text:p>
          </draw:text-box>
        </draw:frame>
        <draw:frame presentation:style-name="pr12" draw:layer="layout" svg:width="22.6cm" svg:height="13.609cm" svg:x="1.4cm" svg:y="4.914cm" presentation:class="outline">
          <draw:text-box>
            <text:list text:style-name="L2">
              <text:list-item>
                <text:p>Please head off to http://dcco.us/n/100 and tell us what you thought! <text:s/>A link to the session evaluation form should have appeared there</text:p>
              </text:list-item>
              <text:list-item>
                <text:p>Feel free to ask me any questions later as well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ashapes" xlink:href="Pictures/100000000000032000000258AE45E8AA.png" xlink:type="simple" xlink:show="embed" xlink:actuate="onLoad"/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movwaves-outline3" style:family="presentation" style:parent-style-name="lyt-movwav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movwaves-outline4" style:family="presentation" style:parent-style-name="lyt-movwav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" style:repeat="stretch"/>
    </style:style>
    <style:style style:name="Mdp3" style:family="drawing-page">
      <style:drawing-page-properties draw:background-size="border" draw:fill="bitmap" draw:fill-image-name="rectangles3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movwaves" style:page-layout-name="PM1" draw:style-name="Mdp2">
      <draw:frame presentation:style-name="lyt-movwaves-title" draw:layer="backgroundobjects" svg:width="24.6cm" svg:height="3.506cm" svg:x="1.4cm" svg:y="1.537cm" presentation:class="title" presentation:placeholder="true">
        <draw:text-box/>
      </draw:frame>
      <draw:frame presentation:style-name="lyt-movwaves-outline1" draw:layer="backgroundobjects" svg:width="23cm" svg:height="11cm" svg:x="2.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6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movwaves-title" draw:layer="backgroundobjects" svg:width="15.265cm" svg:height="10.476cm" svg:x="3.161cm" svg:y="2.123cm" presentation:class="page"/>
        <draw:frame presentation:style-name="lyt-movwaves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3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59cm" svg:x="1.4cm" svg:y="4.9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hn Fiala</meta:initial-creator>
    <meta:creation-date>2011-05-29T13:23:30.96</meta:creation-date>
    <meta:editing-duration>PT00H31M41S</meta:editing-duration>
    <meta:editing-cycles>9</meta:editing-cycles>
    <dc:date>2011-06-11T09:00:58.47</dc:date>
    <dc:creator>John Fiala</dc:creator>
    <meta:generator>OpenOffice.org/3.2$Win32 OpenOffice.org_project/320m18$Build-9502</meta:generator>
    <meta:document-statistic meta:object-count="75"/>
  </office:meta>
</office:document-meta>
</file>